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74in" fo:margin-left="0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5049in"/>
    </style:style>
    <style:style style:name="Table1.1" style:family="table-row">
      <style:table-row-properties style:min-row-height="1.604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a6bf1" officeooo:paragraph-rsid="000a6bf1"/>
    </style:style>
    <style:style style:name="P2" style:family="paragraph" style:parent-style-name="Table_20_Contents">
      <style:text-properties officeooo:rsid="000b062a" officeooo:paragraph-rsid="000b062a"/>
    </style:style>
    <style:style style:name="P3" style:family="paragraph" style:parent-style-name="Table_20_Contents">
      <style:text-properties fo:font-style="italic" officeooo:rsid="000b8b54" officeooo:paragraph-rsid="000b8b54" style:font-style-asian="italic" style:font-style-complex="italic"/>
    </style:style>
    <style:style style:name="P4" style:family="paragraph" style:parent-style-name="Table_20_Contents">
      <style:text-properties fo:font-variant="normal" fo:text-transform="none" fo:color="#000000" loext:opacity="100%" style:font-name="Google Sans" fo:font-size="11pt" fo:letter-spacing="normal" fo:font-style="normal" fo:font-weight="normal" officeooo:rsid="000b062a" officeooo:paragraph-rsid="000b062a" style:font-size-asian="11pt" style:font-size-complex="11pt"/>
    </style:style>
    <style:style style:name="P5" style:family="paragraph" style:parent-style-name="Table_20_Contents">
      <style:text-properties fo:color="#000000" loext:opacity="100%" fo:font-style="italic" officeooo:rsid="000a6bf1" officeooo:paragraph-rsid="000b062a"/>
    </style:style>
    <style:style style:name="P6" style:family="paragraph" style:parent-style-name="Table_20_Contents">
      <style:text-properties fo:font-style="italic" officeooo:paragraph-rsid="000a6bf1"/>
    </style:style>
    <style:style style:name="P7" style:family="paragraph" style:parent-style-name="Table_20_Contents">
      <style:text-properties officeooo:rsid="000a6bf1" officeooo:paragraph-rsid="000b8b54"/>
    </style:style>
    <style:style style:name="P8" style:family="paragraph" style:parent-style-name="Table_20_Contents">
      <style:text-properties officeooo:rsid="000b062a" officeooo:paragraph-rsid="000b8b54"/>
    </style:style>
    <style:style style:name="P9" style:family="paragraph" style:parent-style-name="Table_20_Contents">
      <style:text-properties fo:font-variant="normal" fo:text-transform="none" fo:color="#000000" loext:opacity="100%" style:font-name="Google Sans" fo:font-size="11pt" fo:letter-spacing="normal" fo:font-style="normal" fo:font-weight="normal" officeooo:rsid="000b062a" officeooo:paragraph-rsid="000b8b54" style:font-size-asian="11pt" style:font-size-complex="11pt"/>
    </style:style>
    <style:style style:name="P10" style:family="paragraph" style:parent-style-name="Table_20_Contents">
      <style:text-properties fo:color="#000000" loext:opacity="100%" fo:font-style="italic" officeooo:rsid="000a6bf1" officeooo:paragraph-rsid="000b8b54"/>
    </style:style>
    <style:style style:name="P11" style:family="paragraph" style:parent-style-name="Table_20_Contents">
      <style:text-properties fo:font-style="italic" officeooo:paragraph-rsid="000b8b54"/>
    </style:style>
    <style:style style:name="T1" style:family="text">
      <style:text-properties style:text-position="super 58%"/>
    </style:style>
    <style:style style:name="T2" style:family="text">
      <style:text-properties officeooo:rsid="000b062a"/>
    </style:style>
    <style:style style:name="T3" style:family="text">
      <style:text-properties officeooo:rsid="000b8b54"/>
    </style:style>
    <style:style style:name="T4" style:family="text">
      <style:text-properties fo:font-variant="normal" fo:text-transform="none" style:font-name="Google Sans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style:font-name="Google Sans" fo:font-size="11pt" fo:letter-spacing="normal" fo:font-style="normal" fo:font-weight="normal" officeooo:rsid="000b062a" style:font-size-asian="11pt" style:font-size-complex="11pt"/>
    </style:style>
    <style:style style:name="T6" style:family="text">
      <style:text-properties fo:font-variant="normal" fo:text-transform="none" style:font-name="Google Sans" fo:font-size="11pt" fo:letter-spacing="normal" fo:font-style="normal" fo:font-weight="normal" officeooo:rsid="000b8b54" style:font-size-asian="11pt" style:font-size-complex="11pt"/>
    </style:style>
    <style:style style:name="T7" style:family="text">
      <style:text-properties officeooo:rsid="000a6bf1" style:font-style-asian="italic" style:font-style-complex="italic"/>
    </style:style>
    <style:style style:name="T8" style:family="text">
      <style:text-properties fo:color="#000000" loext:opacity="100%" officeooo:rsid="000a6bf1" style:font-style-asian="italic" style:font-style-complex="italic"/>
    </style:style>
    <style:style style:name="T9" style:family="text">
      <style:text-properties fo:font-variant="normal" fo:text-transform="none" fo:color="#000000" loext:opacity="100%" style:font-name="Google Sans" fo:font-size="11pt" fo:letter-spacing="normal" fo:font-style="normal" fo:font-weight="normal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Set A</text:p>
            <text:p text:style-name="P1">1.WAP to find largest among numbers.( C )</text:p>
            <text:p text:style-name="P1">2.WAP to Find fibonacci upto 10<text:span text:style-name="T1">th</text:span> term. (Qbasic)</text:p>
            <text:p text:style-name="P1">3.WAP to <text:span text:style-name="T2">Find the sum of First 10 even numbers using loop ( C )</text:span></text:p>
            <text:p text:style-name="P2">4.<text:span text:style-name="T3">WAP to convert doller into Rs, (Qbasic )</text:span></text:p>
            <text:p text:style-name="P3">hint : 1$ = Rs 140</text:p>
          </table:table-cell>
          <table:table-cell table:style-name="Table1.B1" office:value-type="string">
            <text:p text:style-name="P1">Set B</text:p>
            <text:p text:style-name="P4">1. WAP to find sum of first 10 odd numbers ( C )</text:p>
            <text:p text:style-name="P5"><text:span text:style-name="T4">2. </text:span><text:span text:style-name="T5">WAP to find </text:span><text:span text:style-name="T6">if user input number is </text:span><text:span text:style-name="T5">armstrong number </text:span><text:span text:style-name="T6">or not</text:span><text:span text:style-name="T5">. (Qbasic)</text:span></text:p>
            <text:p text:style-name="P1"><text:span text:style-name="T2">3</text:span>.WAP to find convert celsius to fahrenheit <text:span text:style-name="T2">(C)</text:span></text:p>
            <text:p text:style-name="P6"><text:span text:style-name="T7">hi</text:span><text:span text:style-name="T8">nt : </text:span><text:span text:style-name="T9">°F = °C × (9/5) + 32 <text:s/></text:span></text:p>
            <text:p text:style-name="P4">4.<text:span text:style-name="T3">WAP to find if user input number is divisiible by 5 or 7.(Qbasic)</text:span></text:p>
            <text:p text:style-name="P4"/>
          </table:table-cell>
        </table:table-row>
        <table:table-row>
          <table:table-cell table:style-name="Table1.A2" office:value-type="string">
            <text:p text:style-name="P7">Set A</text:p>
            <text:p text:style-name="P7">1.WAP to find largest among numbers.( C )</text:p>
            <text:p text:style-name="P7">2.WAP to Find fibonacci upto 10<text:span text:style-name="T1">th</text:span> term. (Qbasic)</text:p>
            <text:p text:style-name="P7">3.WAP to <text:span text:style-name="T2">Find the sum of First 10 even numbers using loop ( C )</text:span></text:p>
            <text:p text:style-name="P8">4.<text:span text:style-name="T3">WAP to convert doller into Rs, (Qbasic )</text:span></text:p>
            <text:p text:style-name="P3">hint : 1$ = Rs 140</text:p>
          </table:table-cell>
          <table:table-cell table:style-name="Table1.B2" office:value-type="string">
            <text:p text:style-name="P7">Set B</text:p>
            <text:p text:style-name="P9">1. WAP to find sum of first 10 odd numbers ( C )</text:p>
            <text:p text:style-name="P10"><text:span text:style-name="T4">2. </text:span><text:span text:style-name="T5">WAP to find </text:span><text:span text:style-name="T6">if user input number is </text:span><text:span text:style-name="T5">armstrong number </text:span><text:span text:style-name="T6">or not</text:span><text:span text:style-name="T5">. (Qbasic)</text:span></text:p>
            <text:p text:style-name="P7"><text:span text:style-name="T2">3</text:span>.WAP to find convert celsius to fahrenheit <text:span text:style-name="T2">(C)</text:span></text:p>
            <text:p text:style-name="P11"><text:span text:style-name="T7">hi</text:span><text:span text:style-name="T8">nt : </text:span><text:span text:style-name="T9">°F = °C × (9/5) + 32 <text:s/></text:span></text:p>
            <text:p text:style-name="P9">4.<text:span text:style-name="T3">WAP to find if user input number is divisiible by 5 or 7.(Qbasic)</text:span></text:p>
            <text:p text:style-name="P9"/>
          </table:table-cell>
        </table:table-row>
        <table:table-row>
          <table:table-cell table:style-name="Table1.A2" office:value-type="string">
            <text:p text:style-name="P7">Set A</text:p>
            <text:p text:style-name="P7">1.WAP to find largest among numbers.( C )</text:p>
            <text:p text:style-name="P7">2.WAP to Find fibonacci upto 10<text:span text:style-name="T1">th</text:span> term. (Qbasic)</text:p>
            <text:p text:style-name="P7">3.WAP to <text:span text:style-name="T2">Find the sum of First 10 even numbers using loop ( C )</text:span></text:p>
            <text:p text:style-name="P8">4.<text:span text:style-name="T3">WAP to convert doller into Rs, (Qbasic )</text:span></text:p>
            <text:p text:style-name="P3">hint : 1$ = Rs 140</text:p>
          </table:table-cell>
          <table:table-cell table:style-name="Table1.B2" office:value-type="string">
            <text:p text:style-name="P7">Set B</text:p>
            <text:p text:style-name="P9">1. WAP to find sum of first 10 odd numbers ( C )</text:p>
            <text:p text:style-name="P10"><text:span text:style-name="T4">2. </text:span><text:span text:style-name="T5">WAP to find </text:span><text:span text:style-name="T6">if user input number is </text:span><text:span text:style-name="T5">armstrong number </text:span><text:span text:style-name="T6">or not</text:span><text:span text:style-name="T5">. (Qbasic)</text:span></text:p>
            <text:p text:style-name="P7"><text:span text:style-name="T2">3</text:span>.WAP to find convert celsius to fahrenheit <text:span text:style-name="T2">(C)</text:span></text:p>
            <text:p text:style-name="P11"><text:span text:style-name="T7">hi</text:span><text:span text:style-name="T8">nt : </text:span><text:span text:style-name="T9">°F = °C × (9/5) + 32 <text:s/></text:span></text:p>
            <text:p text:style-name="P9">4.<text:span text:style-name="T3">WAP to find if user input number is divisiible by 5 or 7.(Qbasic)</text:span></text:p>
            <text:p text:style-name="P9"/>
          </table:table-cell>
        </table:table-row>
        <table:table-row>
          <table:table-cell table:style-name="Table1.A2" office:value-type="string">
            <text:p text:style-name="P7">Set A</text:p>
            <text:p text:style-name="P7">1.WAP to find largest among numbers.( C )</text:p>
            <text:p text:style-name="P7">2.WAP to Find fibonacci upto 10<text:span text:style-name="T1">th</text:span> term. (Qbasic)</text:p>
            <text:p text:style-name="P7">3.WAP to <text:span text:style-name="T2">Find the sum of First 10 even numbers using loop ( C )</text:span></text:p>
            <text:p text:style-name="P8">4.<text:span text:style-name="T3">WAP to convert doller into Rs, (Qbasic )</text:span></text:p>
            <text:p text:style-name="P3">hint : 1$ = Rs 140</text:p>
          </table:table-cell>
          <table:table-cell table:style-name="Table1.B2" office:value-type="string">
            <text:p text:style-name="P7">Set B</text:p>
            <text:p text:style-name="P9">1. WAP to find sum of first 10 odd numbers ( C )</text:p>
            <text:p text:style-name="P10"><text:span text:style-name="T4">2. </text:span><text:span text:style-name="T5">WAP to find </text:span><text:span text:style-name="T6">if user input number is </text:span><text:span text:style-name="T5">armstrong number </text:span><text:span text:style-name="T6">or not</text:span><text:span text:style-name="T5">. (Qbasic)</text:span></text:p>
            <text:p text:style-name="P7"><text:span text:style-name="T2">3</text:span>.WAP to find convert celsius to fahrenheit <text:span text:style-name="T2">(C)</text:span></text:p>
            <text:p text:style-name="P11"><text:span text:style-name="T7">hi</text:span><text:span text:style-name="T8">nt : </text:span><text:span text:style-name="T9">°F = °C × (9/5) + 32 <text:s/></text:span></text:p>
            <text:p text:style-name="P9">4.<text:span text:style-name="T3">WAP to find if user input number is divisiible by 5 or 7.(Qbasic)</text:span></text:p>
            <text:p text:style-name="P9"/>
          </table:table-cell>
        </table:table-row>
        <table:table-row>
          <table:table-cell table:style-name="Table1.A2" office:value-type="string">
            <text:p text:style-name="P7">Set A</text:p>
            <text:p text:style-name="P7">1.WAP to find largest among numbers.( C )</text:p>
            <text:p text:style-name="P7">2.WAP to Find fibonacci upto 10<text:span text:style-name="T1">th</text:span> term. (Qbasic)</text:p>
            <text:p text:style-name="P7">3.WAP to <text:span text:style-name="T2">Find the sum of First 10 even numbers using loop ( C )</text:span></text:p>
            <text:p text:style-name="P8">4.<text:span text:style-name="T3">WAP to convert doller into Rs, (Qbasic )</text:span></text:p>
            <text:p text:style-name="P3">hint : 1$ = Rs 140</text:p>
          </table:table-cell>
          <table:table-cell table:style-name="Table1.B2" office:value-type="string">
            <text:p text:style-name="P7">Set B</text:p>
            <text:p text:style-name="P9">1. WAP to find sum of first 10 odd numbers ( C )</text:p>
            <text:p text:style-name="P10"><text:span text:style-name="T4">2. </text:span><text:span text:style-name="T5">WAP to find </text:span><text:span text:style-name="T6">if user input number is </text:span><text:span text:style-name="T5">armstrong number </text:span><text:span text:style-name="T6">or not</text:span><text:span text:style-name="T5">. (Qbasic)</text:span></text:p>
            <text:p text:style-name="P7"><text:span text:style-name="T2">3</text:span>.WAP to find convert celsius to fahrenheit <text:span text:style-name="T2">(C)</text:span></text:p>
            <text:p text:style-name="P11"><text:span text:style-name="T7">hi</text:span><text:span text:style-name="T8">nt : </text:span><text:span text:style-name="T9">°F = °C × (9/5) + 32 <text:s/></text:span></text:p>
            <text:p text:style-name="P9">4.<text:span text:style-name="T3">WAP to find if user input number is divisiible by 5 or 7.(Qbasic)</text:span></text:p>
            <text:p text:style-name="P9"><text:soft-page-break/></text:p>
            <text:p text:style-name="P9"/>
            <text:p text:style-name="P9"/>
          </table:table-cell>
        </table:table-row>
        <table:table-row>
          <table:table-cell table:style-name="Table1.A2" office:value-type="string">
            <text:p text:style-name="P7">Set A</text:p>
            <text:p text:style-name="P7">1.WAP to find largest among numbers.( C )</text:p>
            <text:p text:style-name="P7">2.WAP to Find fibonacci upto 10<text:span text:style-name="T1">th</text:span> term. (Qbasic)</text:p>
            <text:p text:style-name="P7">3.WAP to <text:span text:style-name="T2">Find the sum of First 10 even numbers using loop ( C )</text:span></text:p>
            <text:p text:style-name="P8">4.<text:span text:style-name="T3">WAP to convert doller into Rs, (Qbasic )</text:span></text:p>
            <text:p text:style-name="P3">hint : 1$ = Rs 140</text:p>
          </table:table-cell>
          <table:table-cell table:style-name="Table1.B2" office:value-type="string">
            <text:p text:style-name="P7">Set B</text:p>
            <text:p text:style-name="P9">1. WAP to find sum of first 10 odd numbers ( C )</text:p>
            <text:p text:style-name="P10"><text:span text:style-name="T4">2. </text:span><text:span text:style-name="T5">WAP to find </text:span><text:span text:style-name="T6">if user input number is </text:span><text:span text:style-name="T5">armstrong number </text:span><text:span text:style-name="T6">or not</text:span><text:span text:style-name="T5">. (Qbasic)</text:span></text:p>
            <text:p text:style-name="P7"><text:span text:style-name="T2">3</text:span>.WAP to find convert celsius to fahrenheit <text:span text:style-name="T2">(C)</text:span></text:p>
            <text:p text:style-name="P11"><text:span text:style-name="T7">hi</text:span><text:span text:style-name="T8">nt : </text:span><text:span text:style-name="T9">°F = °C × (9/5) + 32 <text:s/></text:span></text:p>
            <text:p text:style-name="P9">4.<text:span text:style-name="T3">WAP to find if user input number is divisiible by 5 or 7.(Qbasic)</text:span></text:p>
          </table:table-cell>
        </table:table-row>
        <table:table-row>
          <table:table-cell table:style-name="Table1.A2" office:value-type="string">
            <text:p text:style-name="P7">Set A</text:p>
            <text:p text:style-name="P7">1.WAP to find largest among numbers.( C )</text:p>
            <text:p text:style-name="P7">2.WAP to Find fibonacci upto 10<text:span text:style-name="T1">th</text:span> term. (Qbasic)</text:p>
            <text:p text:style-name="P7">3.WAP to <text:span text:style-name="T2">Find the sum of First 10 even numbers using loop ( C )</text:span></text:p>
            <text:p text:style-name="P8">4.<text:span text:style-name="T3">WAP to convert doller into Rs, (Qbasic )</text:span></text:p>
            <text:p text:style-name="P3">hint : 1$ = Rs 140</text:p>
          </table:table-cell>
          <table:table-cell table:style-name="Table1.B2" office:value-type="string">
            <text:p text:style-name="P7">Set B</text:p>
            <text:p text:style-name="P9">1. WAP to find sum of first 10 odd numbers ( C )</text:p>
            <text:p text:style-name="P10"><text:span text:style-name="T4">2. </text:span><text:span text:style-name="T5">WAP to find </text:span><text:span text:style-name="T6">if user input number is </text:span><text:span text:style-name="T5">armstrong number </text:span><text:span text:style-name="T6">or not</text:span><text:span text:style-name="T5">. (Qbasic)</text:span></text:p>
            <text:p text:style-name="P7"><text:span text:style-name="T2">3</text:span>.WAP to find convert celsius to fahrenheit <text:span text:style-name="T2">(C)</text:span></text:p>
            <text:p text:style-name="P11"><text:span text:style-name="T7">hi</text:span><text:span text:style-name="T8">nt : </text:span><text:span text:style-name="T9">°F = °C × (9/5) + 32 <text:s/></text:span></text:p>
            <text:p text:style-name="P9">4.<text:span text:style-name="T3">WAP to find if user input number is divisiible by 5 or 7.(Qbasic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9:06:44.411714532</meta:creation-date>
    <dc:date>2024-09-22T08:10:17.844554889</dc:date>
    <meta:editing-duration>PT32M29S</meta:editing-duration>
    <meta:editing-cycles>3</meta:editing-cycles>
    <meta:generator>LibreOffice/24.8.1.2$Linux_X86_64 LibreOffice_project/480$Build-2</meta:generator>
    <meta:print-date>2024-09-22T07:46:34.305949480</meta:print-date>
    <meta:printed-by>PDF files</meta:printed-by>
    <meta:document-statistic meta:table-count="1" meta:image-count="0" meta:object-count="0" meta:page-count="2" meta:paragraph-count="84" meta:word-count="742" meta:character-count="3395" meta:non-whitespace-character-count="2723"/>
  </office:meta>
</office:document-meta>
</file>